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3.7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048cm" fo:min-width="4.628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048cm" fo:min-width="3.39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cm" svg:height="3cm" svg:x="7.75cm" svg:y="1.75cm">
          <text:p text:style-name="P1">Etat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25cm" svg:height="3.25cm" svg:x="1.25cm" svg:y="5.25cm">
          <text:p text:style-name="P1">Etat Paramet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7.75cm" svg:y1="3.25cm" svg:x2="4.875cm" svg:y2="5.25cm" draw:start-shape="id1" draw:start-glue-point="6" draw:end-shape="id2" draw:end-glue-point="4" svg:d="M7750 3250c-1917 0-2875 666-2875 2000" svg:viewBox="0 0 2876 2001">
          <text:p/>
        </draw:connector>
        <draw:custom-shape draw:style-name="gr2" draw:text-style-name="P1" xml:id="id3" draw:id="id3" draw:layer="layout" svg:width="7.25cm" svg:height="3.25cm" svg:x="12.75cm" svg:y="5.5cm">
          <text:p text:style-name="P1">Etat Hel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3.75cm" svg:y1="3.25cm" svg:x2="16.375cm" svg:y2="5.5cm" draw:start-shape="id1" draw:start-glue-point="10" draw:end-shape="id3" draw:end-glue-point="4" svg:d="M13750 3250c1750 0 2625 750 2625 2250" svg:viewBox="0 0 2626 2251">
          <text:p/>
        </draw:connector>
        <draw:custom-shape draw:style-name="gr5" draw:text-style-name="P1" xml:id="id4" draw:id="id4" draw:layer="layout" svg:width="5.5cm" svg:height="3.25cm" svg:x="9.5cm" svg:y="10.25cm">
          <text:p text:style-name="P1">Etat Qu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curve" svg:x1="10.75cm" svg:y1="4.75cm" svg:x2="12.25cm" svg:y2="10.25cm" draw:start-shape="id1" draw:start-glue-point="8" draw:end-shape="id4" draw:end-glue-point="4" svg:d="M10750 4750c0 4126 1500 1377 1500 5500" svg:viewBox="0 0 1501 5501">
          <text:p/>
        </draw:connector>
        <draw:frame draw:style-name="gr7" draw:text-style-name="P3" draw:layer="layout" svg:width="3.75cm" svg:height="1.673cm" svg:x="2.75cm" svg:y="2cm">
          <draw:text-box>
            <text:p>Selection Play</text:p>
          </draw:text-box>
        </draw:frame>
        <draw:frame draw:style-name="gr8" draw:text-style-name="P3" draw:layer="layout" svg:width="4cm" svg:height="1.673cm" svg:x="15cm" svg:y="1.75cm">
          <draw:text-box>
            <text:p>Selection Help</text:p>
          </draw:text-box>
        </draw:frame>
        <draw:frame draw:style-name="gr9" draw:text-style-name="P3" draw:layer="layout" svg:width="4cm" svg:height="2.384cm" svg:x="9cm" svg:y="8.25cm">
          <draw:text-box>
            <text:p>Selection Qui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9T15:47:44.315186869</dc:date>
    <meta:editing-duration>PT4M45S</meta:editing-duration>
    <meta:editing-cycles>1</meta:editing-cycles>
    <meta:document-statistic meta:object-count="10"/>
    <meta:generator>LibreOffice/7.2.6.2$Linux_X86_64 LibreOffice_project/20$Build-2</meta:generator>
  </office:meta>
</office:document-meta>
</file>